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980000009ACDD1298BB4D223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break-after="page"/>
      <style:text-properties style:font-name="Courier New" fo:font-size="16pt" fo:font-weight="bold"/>
    </style:style>
    <style:style style:name="P2" style:family="paragraph" style:parent-style-name="Header">
      <style:paragraph-properties fo:break-after="page"/>
      <style:text-properties style:font-name="Courier New" fo:font-size="16pt"/>
    </style:style>
    <style:style style:name="P3" style:family="paragraph" style:parent-style-name="Standard">
      <style:paragraph-properties fo:line-height="0.1299in" fo:break-after="page"/>
      <style:text-properties style:font-name="Courier New" fo:font-size="6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eará <text:s text:c="51"/>PPA 2022-2025<text:line-break/>Governo Municipal de Piquet Carneiro <text:s text:c="11"/>DESPESAS POR FUNÇÃO E SUBFUNÇÃO <text:s text:c="29"/>Página : 00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1-Legislativa <text:s text:c="115"/><text:line-break/> <text:s text:c="2"/>031-Ação Legislativa <text:s text:c="22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4-Administração <text:s text:c="113"/><text:line-break/> <text:s text:c="2"/>122-Administração Geral <text:s text:c="19"/>4,299,393.00 <text:s text:c="5"/>4,717,653.00 <text:s text:c="5"/>5,130,657.00 <text:s text:c="5"/>5,604,100.00 <text:s text:c="4"/>19,751,803.00<text:line-break/> <text:s text:c="2"/>123-Administração Financeira <text:s text:c="17"/>70,300.00 <text:s text:c="8"/>83,100.00 <text:s text:c="8"/>90,600.00 <text:s text:c="8"/>98,800.00 <text:s text:c="7"/>342,800.00<text:line-break/> <text:s text:c="2"/>124-Controle Interno <text:s text:c="24"/>130,800.00 <text:s text:c="7"/>142,570.00 <text:s text:c="7"/>155,400.00 <text:s text:c="7"/>169,390.00 <text:s text:c="7"/>598,160.00<text:line-break/> <text:s text:c="2"/>128-Formação de Recursos Humanos <text:s text:c="13"/>25,000.00 <text:s text:c="8"/>25,000.00 <text:s text:c="8"/>25,000.00 <text:s text:c="8"/>25,000.00 <text:s text:c="7"/>100,000.00<text:line-break/> <text:s text:c="2"/>131-Comunicação Social <text:s text:c="22"/>163,500.00 <text:s text:c="7"/>178,200.00 <text:s text:c="7"/>194,200.00 <text:s text:c="7"/>211,700.00 <text:s text:c="7"/>747,600.00<text:line-break/> <text:s text:c="2"/>SUBTOTAL <text:s text:c="34"/>4,688,993.00 <text:s text:c="5"/>5,146,523.00 <text:s text:c="5"/>5,595,857.00 <text:s text:c="5"/>6,108,990.00 <text:s text:c="4"/>21,540,36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6-Segurança Pública <text:s text:c="109"/><text:line-break/> <text:s text:c="2"/>122-Administração Geral <text:s text:c="22"/>30,000.00 <text:s text:c="8"/>35,000.00 <text:s text:c="8"/>40,000.00 <text:s text:c="8"/>45,000.00 <text:s text:c="7"/>150,000.00<text:line-break/> <text:s text:c="2"/>181-Policiamento <text:s text:c="29"/>52,000.00 <text:s text:c="8"/>65,000.00 <text:s text:c="8"/>78,000.00 <text:s text:c="8"/>90,000.00 <text:s text:c="7"/>28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82,000.00 <text:s text:c="7"/>100,000.00 <text:s text:c="7"/>118,000.00 <text:s text:c="7"/>135,000.00 <text:s text:c="7"/>43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8-Assistência Social <text:s text:c="108"/><text:line-break/> <text:s text:c="2"/>122-Administração Geral <text:s text:c="19"/>1,408,000.00 <text:s text:c="5"/>1,525,720.00 <text:s text:c="5"/>1,654,035.00 <text:s text:c="5"/>1,793,898.00 <text:s text:c="5"/>6,381,653.00<text:line-break/> <text:s text:c="2"/>125-Normalização e Fiscalização <text:s text:c="14"/>35,000.00 <text:s text:c="8"/>45,000.00 <text:s text:c="8"/>55,000.00 <text:s text:c="8"/>65,000.00 <text:s text:c="7"/>200,000.00<text:line-break/> <text:s text:c="2"/>241-Assistência ao Idoso <text:s text:c="20"/>115,000.00 <text:s text:c="7"/>115,000.00 <text:s text:c="7"/>115,000.00 <text:s text:c="7"/>115,000.00 <text:s text:c="7"/>460,000.00<text:line-break/> <text:s text:c="2"/>242-Assistência ao Portador de Defici <text:s text:c="8"/>40,000.00 <text:s text:c="8"/>40,000.00 <text:s text:c="8"/>40,000.00 <text:s text:c="8"/>40,000.00 <text:s text:c="7"/>160,000.00<text:line-break/> <text:s text:c="2"/>243-Assistência à Criança e ao Adoles <text:s text:c="7"/>448,700.00 <text:s text:c="7"/>492,845.00 <text:s text:c="7"/>541,159.00 <text:s text:c="7"/>666,037.00 <text:s text:c="5"/>2,148,741.00<text:line-break/> <text:s text:c="2"/>244-Assistência Comunitária <text:s text:c="17"/>835,760.00 <text:s text:c="7"/>905,253.00 <text:s text:c="7"/>981,822.00 <text:s text:c="5"/>1,066,189.00 <text:s text:c="5"/>3,789,0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882,460.00 <text:s text:c="5"/>3,123,818.00 <text:s text:c="5"/>3,387,016.00 <text:s text:c="5"/>3,746,124.00 <text:s text:c="4"/>13,139,418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9-Previdência Social <text:s text:c="108"/><text:line-break/> <text:s text:c="2"/>272-Previdência do Regime Estatutário <text:s text:c="7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0-Saúde <text:s text:c="121"/><text:line-break/> <text:s text:c="2"/>122-Administração Geral <text:s text:c="19"/>4,533,985.00 <text:s text:c="5"/>5,109,009.00 <text:s text:c="5"/>5,754,513.00 <text:s text:c="5"/>6,478,763.00 <text:s text:c="4"/>21,876,270.00<text:line-break/> <text:s text:c="2"/>125-Normalização e Fiscalização <text:s text:c="14"/>15,000.00 <text:s text:c="8"/>20,000.00 <text:s text:c="8"/>25,000.00 <text:s text:c="8"/>30,000.00 <text:s text:c="8"/>90,000.00<text:line-break/> <text:s text:c="2"/>301-Atenção Básica <text:s text:c="24"/>6,265,700.00 <text:s text:c="5"/>6,827,113.00 <text:s text:c="5"/>7,440,517.00 <text:s text:c="5"/>8,108,361.00 <text:s text:c="4"/>28,641,691.00<text:line-break/> <text:s text:c="2"/>302-Assistência Hospitalar e Ambulato <text:s text:c="5"/>3,923,300.00 <text:s text:c="5"/>4,253,897.00 <text:s text:c="5"/>4,614,249.00 <text:s text:c="5"/>5,007,030.00 <text:s text:c="4"/>17,798,476.00<text:line-break/> <text:s text:c="2"/>303-Suporte Profilático e Terapêutico <text:s text:c="8"/>51,800.00 <text:s text:c="8"/>53,762.00 <text:s text:c="8"/>55,901.00 <text:s text:c="8"/>58,232.00 <text:s text:c="7"/>219,695.00<text:line-break/> <text:s text:c="2"/>305-Vigilância Epidemiológica <text:s text:c="13"/>1,090,000.00 <text:s text:c="5"/>1,188,080.00 <text:s text:c="5"/>1,295,028.00 <text:s text:c="5"/>1,411,582.00 <text:s text:c="5"/>4,984,690.00<text:line-break/> <text:s text:c="2"/>306-Alimentação e Nutrição <text:s text:c="19"/>20,000.00 <text:s text:c="8"/>20,000.00 <text:s text:c="8"/>20,000.00 <text:s text:c="8"/>20,000.00 <text:s text:c="8"/>80,000.00<text:line-break/> <text:s text:c="2"/>481-Habitação Rural <text:s text:c="26"/>81,676.00 <text:s text:c="7"/>211,479.00 <text:s text:c="7"/>362,647.00 <text:s text:c="7"/>540,795.00 <text:s text:c="5"/>1,196,597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5,981,461.00 <text:s text:c="4"/>17,683,340.00 <text:s text:c="4"/>19,567,855.00 <text:s text:c="4"/>21,654,763.00 <text:s text:c="4"/>74,887,419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2-Educação <text:s text:c="118"/><text:line-break/> <text:s text:c="2"/>122-Administração Geral <text:s text:c="19"/>1,815,115.00 <text:s text:c="5"/>1,969,475.00 <text:s text:c="5"/>2,137,728.00 <text:s text:c="5"/>2,321,124.00 <text:s text:c="5"/>8,243,442.00<text:line-break/> <text:s text:c="2"/>125-Normalização e Fiscalização <text:s text:c="14"/>15,000.00 <text:s text:c="8"/>20,000.00 <text:s text:c="8"/>25,000.00 <text:s text:c="8"/>30,000.00 <text:s text:c="8"/>90,000.00<text:line-break/> <text:s text:c="2"/>306-Alimentação e Nutrição <text:s text:c="18"/>514,044.00 <text:s text:c="7"/>560,308.00 <text:s text:c="7"/>610,735.00 <text:s text:c="7"/>665,702.00 <text:s text:c="5"/>2,350,789.00<text:line-break/></text:p>
      <text:p text:style-name="P3">Ceará <text:s text:c="51"/>PPA 2022-2025<text:line-break/>Governo Municipal de Piquet Carneiro <text:s text:c="11"/>DESPESAS POR FUNÇÃO E SUBFUNÇÃO <text:s text:c="29"/>Página : 002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361-Ensino Fundamental <text:s text:c="18"/>12,958,496.00 <text:s text:c="4"/>14,250,349.00 <text:s text:c="4"/>15,671,167.00 <text:s text:c="4"/>17,233,992.00 <text:s text:c="4"/>60,114,004.00<text:line-break/> <text:s text:c="3"/>362-Ensino Médio <text:s text:c="27"/>177,125.00 <text:s text:c="7"/>193,066.00 <text:s text:c="7"/>210,442.00 <text:s text:c="7"/>229,382.00 <text:s text:c="7"/>810,015.00<text:line-break/> <text:s text:c="3"/>364-Ensino Superior <text:s text:c="25"/>65,400.00 <text:s text:c="8"/>71,286.00 <text:s text:c="8"/>77,702.00 <text:s text:c="8"/>84,695.00 <text:s text:c="7"/>299,083.00<text:line-break/> <text:s text:c="3"/>365-Educação Infantil <text:s text:c="20"/>1,178,962.00 <text:s text:c="5"/>1,302,817.00 <text:s text:c="5"/>1,438,796.00 <text:s text:c="5"/>1,588,134.00 <text:s text:c="5"/>5,508,709.00<text:line-break/> <text:s text:c="3"/>366-Educação de Jovens e Adultos <text:s text:c="11"/>442,420.00 <text:s text:c="7"/>516,917.00 <text:s text:c="7"/>602,070.00 <text:s text:c="7"/>698,975.00 <text:s text:c="5"/>2,260,382.00<text:line-break/> <text:s text:c="3"/>367-Educação Especial <text:s text:c="23"/>10,000.00 <text:s text:c="8"/>10,000.00 <text:s text:c="8"/>10,000.00 <text:s text:c="8"/>10,000.00 <text:s text:c="8"/>4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7,176,562.00 <text:s text:c="4"/>18,894,218.00 <text:s text:c="4"/>20,783,640.00 <text:s text:c="4"/>22,862,004.00 <text:s text:c="4"/>79,716,4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3-Cultura <text:s text:c="119"/><text:line-break/> <text:s text:c="2"/>122-Administração Geral <text:s text:c="21"/>271,800.00 <text:s text:c="8"/>53,700.00 <text:s text:c="7"/>375,900.00 <text:s text:c="7"/>428,200.00 <text:s text:c="5"/>1,129,600.00<text:line-break/> <text:s text:c="2"/>392-Difusão Cultural <text:s text:c="24"/>637,700.00 <text:s text:c="7"/>642,600.00 <text:s text:c="7"/>648,800.00 <text:s text:c="7"/>658,300.00 <text:s text:c="5"/>2,587,400.00<text:line-break/> <text:s text:c="2"/>812-Desporto Comunitário <text:s text:c="21"/>20,000.00 <text:s text:c="7"/>220,000.00 <text:s text:c="8"/>20,000.00 <text:s text:c="8"/>20,000.00 <text:s text:c="7"/>2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929,500.00 <text:s text:c="7"/>916,300.00 <text:s text:c="5"/>1,044,700.00 <text:s text:c="5"/>1,106,500.00 <text:s text:c="5"/>3,99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5-Urbanismo <text:s text:c="117"/><text:line-break/> <text:s text:c="2"/>122-Administração Geral <text:s text:c="19"/>1,944,000.00 <text:s text:c="5"/>2,200,900.00 <text:s text:c="5"/>2,472,000.00 <text:s text:c="5"/>2,758,500.00 <text:s text:c="5"/>9,375,400.00<text:line-break/> <text:s text:c="2"/>451-Infra Estrutura Urbana <text:s text:c="18"/>450,000.00 <text:s text:c="7"/>550,000.00 <text:s text:c="7"/>650,000.00 <text:s text:c="7"/>750,000.00 <text:s text:c="5"/>2,400,000.00<text:line-break/> <text:s text:c="2"/>452-Serviços Urbanos <text:s text:c="22"/>1,881,800.00 <text:s text:c="5"/>2,067,800.00 <text:s text:c="5"/>2,265,100.00 <text:s text:c="5"/>2,477,800.00 <text:s text:c="5"/>8,692,5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4,275,800.00 <text:s text:c="5"/>4,818,700.00 <text:s text:c="5"/>5,387,100.00 <text:s text:c="5"/>5,986,300.00 <text:s text:c="4"/>20,467,9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6-Habitação <text:s text:c="117"/><text:line-break/> <text:s text:c="2"/>482-Habitação Urbana <text:s text:c="24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7-Saneamento <text:s text:c="116"/><text:line-break/> <text:s text:c="2"/>511-Saneamento Básico Rural <text:s text:c="17"/>220,000.00 <text:s text:c="7"/>270,000.00 <text:s text:c="7"/>300,000.00 <text:s text:c="7"/>380,000.00 <text:s text:c="5"/>1,170,000.00<text:line-break/> <text:s text:c="2"/>512-Saneamento Básico Urbano <text:s text:c="16"/>350,000.00 <text:s text:c="7"/>470,000.00 <text:s text:c="7"/>580,000.00 <text:s text:c="7"/>690,000.00 <text:s text:c="5"/>2,090,000.00<text:line-break/> <text:s text:c="2"/>544-Recursos Hídricos <text:s text:c="23"/>112,000.00 <text:s text:c="7"/>122,000.00 <text:s text:c="7"/>135,200.00 <text:s text:c="7"/>140,000.00 <text:s text:c="7"/>50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682,000.00 <text:s text:c="7"/>862,000.00 <text:s text:c="5"/>1,015,200.00 <text:s text:c="5"/>1,210,000.00 <text:s text:c="5"/>3,76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8-Gestão Ambiental <text:s text:c="110"/><text:line-break/> <text:s text:c="2"/>122-Administração Geral <text:s text:c="21"/>414,200.00 <text:s text:c="7"/>438,400.00 <text:s text:c="7"/>464,800.00 <text:s text:c="7"/>493,600.00 <text:s text:c="5"/>1,811,000.00<text:line-break/> <text:s text:c="2"/>125-Normalização e Fiscalização <text:s text:c="14"/>10,000.00 <text:s text:c="8"/>10,000.00 <text:s text:c="8"/>10,000.00 <text:s text:c="8"/>10,000.00 <text:s text:c="8"/>40,000.00<text:line-break/> <text:s text:c="2"/>541-Preservação e Conservação Ambient <text:s text:c="7"/>738,100.00 <text:s text:c="7"/>795,900.00 <text:s text:c="7"/>859,000.00 <text:s text:c="7"/>927,800.00 <text:s text:c="5"/>3,320,800.00<text:line-break/> <text:s text:c="2"/>542-Controle Ambiental <text:s text:c="23"/>52,000.00 <text:s text:c="8"/>62,000.00 <text:s text:c="8"/>72,000.00 <text:s text:c="8"/>82,000.00 <text:s text:c="7"/>268,000.00<text:line-break/> <text:s text:c="2"/>543-Recuperação de Áreas Degradadas <text:s text:c="10"/>30,000.00 <text:s text:c="8"/>40,000.00 <text:s text:c="8"/>50,000.00 <text:s text:c="8"/>60,000.00 <text:s text:c="7"/>1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1,244,300.00 <text:s text:c="5"/>1,346,300.00 <text:s text:c="5"/>1,455,800.00 <text:s text:c="5"/>1,573,400.00 <text:s text:c="5"/>5,619,8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9-Ciência e Tecnologia <text:s text:c="106"/><text:line-break/> <text:s text:c="2"/>573-Difusão do Conhecimento Científic <text:s text:c="8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0-Agricultura <text:s text:c="115"/><text:line-break/> <text:s text:c="2"/>122-Administração Geral <text:s text:c="21"/>467,600.00 <text:s text:c="7"/>544,300.00 <text:s text:c="7"/>584,300.00 <text:s text:c="7"/>627,900.00 <text:s text:c="5"/>2,224,100.00<text:line-break/></text:p>
      <text:p text:style-name="P3">Ceará <text:s text:c="51"/>PPA 2022-2025<text:line-break/>Governo Municipal de Piquet Carneiro <text:s text:c="11"/>DESPESAS POR FUNÇÃO E SUBFUNÇÃO <text:s text:c="29"/>Página : 00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125-Normalização e Fiscalização <text:s text:c="13"/>20,000.00 <text:s text:c="8"/>20,000.00 <text:s text:c="8"/>20,000.00 <text:s text:c="8"/>20,000.00 <text:s text:c="8"/>80,000.00<text:line-break/> <text:s text:c="3"/>544-Recursos Hídricos <text:s text:c="22"/>145,000.00 <text:s text:c="7"/>150,000.00 <text:s text:c="7"/>155,000.00 <text:s text:c="7"/>165,000.00 <text:s text:c="7"/>615,000.00<text:line-break/> <text:s text:c="3"/>605-Abastecimento <text:s text:c="27"/>66,300.00 <text:s text:c="8"/>67,800.00 <text:s text:c="8"/>69,400.00 <text:s text:c="8"/>71,100.00 <text:s text:c="7"/>274,600.00<text:line-break/> <text:s text:c="3"/>607-Irrigação <text:s text:c="30"/>150,000.00 <text:s text:c="7"/>150,000.00 <text:s text:c="7"/>150,000.00 <text:s text:c="7"/>150,000.00 <text:s text:c="7"/>600,000.00<text:line-break/> <text:s text:c="3"/>608-Promoção da Produção Agropecuária <text:s text:c="4"/>1,188,900.00 <text:s text:c="5"/>1,294,200.00 <text:s text:c="5"/>1,408,400.00 <text:s text:c="5"/>1,532,500.00 <text:s text:c="5"/>5,424,000.00<text:line-break/> <text:s text:c="3"/>609-Defesa Agropecuária <text:s text:c="21"/>80,000.00 <text:s text:c="8"/>80,000.00 <text:s text:c="8"/>80,000.00 <text:s text:c="8"/>80,000.00 <text:s text:c="7"/>32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2,117,800.00 <text:s text:c="5"/>2,306,300.00 <text:s text:c="5"/>2,467,100.00 <text:s text:c="5"/>2,646,500.00 <text:s text:c="5"/>9,537,7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2-Indústria <text:s text:c="117"/><text:line-break/> <text:s text:c="3"/>661-Promoção Industrial <text:s text:c="21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6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3-Comércio e Serviços <text:s text:c="107"/><text:line-break/> <text:s text:c="3"/>692-Comercialização <text:s text:c="24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5-Energia <text:s text:c="119"/><text:line-break/> <text:s text:c="3"/>752-Energia Elétrica <text:s text:c="23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6-Transporte <text:s text:c="116"/><text:line-break/> <text:s text:c="3"/>782-Transporte Rodoviário <text:s text:c="18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SUBTOTAL <text:s text:c="39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7-Desporto e Lazer <text:s text:c="110"/><text:line-break/> <text:s text:c="3"/>811-Desporto de Rendimento <text:s text:c="17"/>250,000.00 <text:s text:c="7"/>270,000.00 <text:s text:c="7"/>292,000.00 <text:s text:c="7"/>300,000.00 <text:s text:c="5"/>1,112,000.00<text:line-break/> <text:s text:c="3"/>812-Desporto Comunitário <text:s text:c="17"/>1,282,162.00 <text:s text:c="5"/>1,319,577.00 <text:s text:c="5"/>1,409,393.00 <text:s text:c="5"/>1,501,132.00 <text:s text:c="5"/>5,512,264.00<text:line-break/> <text:s text:c="3"/>813-Lazer <text:s text:c="35"/>40,000.00 <text:s text:c="8"/>40,000.00 <text:s text:c="8"/>40,000.00 <text:s text:c="8"/>40,000.00 <text:s text:c="7"/>16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1,572,162.00 <text:s text:c="5"/>1,629,577.00 <text:s text:c="5"/>1,741,393.00 <text:s text:c="5"/>1,841,132.00 <text:s text:c="5"/>6,784,26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8-Encargos Especiais <text:s text:c="108"/><text:line-break/> <text:s text:c="3"/>843-Serviço da Dívida Interna <text:s text:c="14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99-Reserva de Contingência <text:s text:c="103"/><text:line-break/> <text:s text:c="3"/>999-Reserva de Contingência <text:s text:c="16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TOTAL FUNÇÃO <text:s text:c="32"/>56,773,980.00 <text:s text:c="4"/>62,451,378.00 <text:s text:c="4"/>68,696,516.00 <text:s text:c="4"/>75,566,167.00 <text:s text:c="3"/>263,488,041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break-after="page"/>
      <style:text-properties style:font-name="Courier New" fo:font-size="16pt"/>
    </style:style>
    <style:style style:name="MP2" style:family="paragraph" style:parent-style-name="Footer">
      <style:paragraph-properties fo:break-after="page"/>
      <style:text-properties style:font-name="Courier New" fo:font-size="16pt" fo:font-weight="bold"/>
    </style:style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2098in" fo:margin-left="1.1098in" fo:margin-right="0.07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.1in" fo:margin-right="0.1102in" fo:margin-bottom="0.2in" style:dynamic-spacing="true"/>
      </style:header-style>
      <style:footer-style>
        <style:header-footer-properties fo:min-height="0.0799in" fo:margin-left="0.1398in" fo:margin-right="0.1492in" fo:margin-top="0.23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as-char" svg:width="0.7874in" svg:height="0.7874in" draw:z-index="2"><draw:image xlink:href="Pictures/10000001000000980000009ACDD1298BB4D223D9.png" xlink:type="simple" xlink:show="embed" xlink:actuate="onLoad" draw:mime-type="image/png"/></draw:frame><text:line-break/>First line in HEADER<text:line-break/>Second line in HEADER<text:line-break/></text:p>
      </style:header>
      <style:footer>
        <text:p text:style-name="MP2">First line in FOOTER<text:line-break/>Second line in FOOTER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4T15:20:49.474000000</dc:date>
    <meta:editing-duration>P0D</meta:editing-duration>
    <meta:editing-cycles>1</meta:editing-cycles>
    <meta:document-statistic meta:table-count="0" meta:image-count="1" meta:object-count="0" meta:page-count="3" meta:paragraph-count="5" meta:word-count="745" meta:character-count="21495" meta:non-whitespace-character-count="13417"/>
    <meta:generator>LibreOffice/7.6.2.1$Windows_X86_64 LibreOffice_project/56f7684011345957bbf33a7ee678afaf4d2ba333</meta:generator>
  </office:meta>
</office:document-meta>
</file>